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64" style:parent-style-name="Graphics">
      <style:graphic-properties draw:fill="none" draw:stroke="non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6" style:parent-style-name="Graphics">
      <style:graphic-properties draw:fill="none" draw:stroke="non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graphic" style:name="a380" style:parent-style-name="Graphics">
      <style:graphic-properties draw:fill="none" draw:stroke="non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draw:stroke="none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6" style:parent-style-name="Graphics">
      <style:graphic-properties draw:fill="none" draw:stroke="none"/>
    </style:style>
    <style:style style:family="graphic" style:name="a350" style:parent-style-name="Graphics">
      <style:graphic-properties draw:fill="none" draw:stroke="non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graphic" style:name="a352" style:parent-style-name="Graphics">
      <style:graphic-properties draw:fill="none" draw:stroke="non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4" style:parent-style-name="Graphics">
      <style:graphic-properties draw:fill="none" draw:stroke="none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 style:parent-style-name="Graphics">
      <style:graphic-properties draw:fill="none" draw:stroke="non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8" style:parent-style-name="Graphics">
      <style:graphic-properties draw:fill="none" draw:stroke="non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0" style:parent-style-name="Graphics">
      <style:graphic-properties draw:fill="none" draw:stroke="none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2" style:parent-style-name="Graphics">
      <style:graphic-properties draw:fill="none" draw:stroke="none"/>
    </style:style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4" style:parent-style-name="Graphics">
      <style:graphic-properties draw:fill="none" draw:stroke="non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draw:stroke="none"/>
    </style:style>
    <style:style style:family="graphic" style:name="a340" style:parent-style-name="Graphics">
      <style:graphic-properties draw:fill="none" draw:stroke="none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 style:parent-style-name="Graphics">
      <style:graphic-properties draw:fill="none" draw:stroke="none"/>
    </style:style>
    <style:style style:family="graphic" style:name="a342" style:parent-style-name="Graphics">
      <style:graphic-properties draw:fill="none" draw:stroke="non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draw:stroke="non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 style:parent-style-name="Graphics">
      <style:graphic-properties draw:fill="none" draw:stroke="none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8" style:parent-style-name="Graphics">
      <style:graphic-properties draw:fill="none" draw:stroke="non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0" style:parent-style-name="Graphics">
      <style:graphic-properties draw:fill="none" draw:stroke="non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2" style:parent-style-name="Graphics">
      <style:graphic-properties draw:fill="none" draw:stroke="non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draw:style-name="a336" draw:name="Image 4" svg:x="0in" svg:y="0in" svg:width="13.33333in" svg:height="7.62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37" draw:master-page-name="Master1-Layout2-obj-Titre-et-contenu" presentation:presentation-page-layout-name="Master1-PPL2" draw:id="Slide-257">
        <draw:frame draw:id="id64" draw:style-name="a338" draw:name="Image 4" svg:x="0in" svg:y="0in" svg:width="13.93509in" svg:height="7.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39" draw:master-page-name="Master1-Layout2-obj-Titre-et-contenu" presentation:presentation-page-layout-name="Master1-PPL2" draw:id="Slide-258">
        <draw:frame draw:id="id65" draw:style-name="a340" draw:name="Image 2" svg:x="0in" svg:y="0in" svg:width="13.33333in" svg:height="7.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41" draw:master-page-name="Master1-Layout2-obj-Titre-et-contenu" presentation:presentation-page-layout-name="Master1-PPL2" draw:id="Slide-259">
        <draw:frame draw:id="id66" draw:style-name="a342" draw:name="Image 2" svg:x="0in" svg:y="0in" svg:width="13.33333in" svg:height="7.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43" draw:master-page-name="Master1-Layout2-obj-Titre-et-contenu" presentation:presentation-page-layout-name="Master1-PPL2" draw:id="Slide-260">
        <draw:frame draw:id="id67" draw:style-name="a344" draw:name="Image 2" svg:x="0in" svg:y="0in" svg:width="13.33333in" svg:height="7.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345" draw:master-page-name="Master1-Layout2-obj-Titre-et-contenu" presentation:presentation-page-layout-name="Master1-PPL2" draw:id="Slide-261">
        <draw:frame draw:id="id68" draw:style-name="a346" draw:name="Image 2" svg:x="0in" svg:y="0in" svg:width="13.33333in" svg:height="7.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347" draw:master-page-name="Master1-Layout2-obj-Titre-et-contenu" presentation:presentation-page-layout-name="Master1-PPL2" draw:id="Slide-262">
        <draw:frame draw:id="id69" draw:style-name="a348" draw:name="Image 2" svg:x="0in" svg:y="0in" svg:width="13.33333in" svg:height="7.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349" draw:master-page-name="Master1-Layout2-obj-Titre-et-contenu" presentation:presentation-page-layout-name="Master1-PPL2" draw:id="Slide-263">
        <draw:frame draw:id="id70" draw:style-name="a350" draw:name="Image 2" svg:x="0in" svg:y="0in" svg:width="13.33333in" svg:height="7.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9" draw:style-name="a351" draw:master-page-name="Master1-Layout2-obj-Titre-et-contenu" presentation:presentation-page-layout-name="Master1-PPL2" draw:id="Slide-264">
        <draw:frame draw:id="id71" draw:style-name="a352" draw:name="Image 2" svg:x="0in" svg:y="-0.02778in" svg:width="13.33333in" svg:height="7.5277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0" draw:style-name="a353" draw:master-page-name="Master1-Layout2-obj-Titre-et-contenu" presentation:presentation-page-layout-name="Master1-PPL2" draw:id="Slide-265">
        <draw:frame draw:id="id72" draw:style-name="a354" draw:name="Image 2" svg:x="0in" svg:y="0in" svg:width="13.33333in" svg:height="7.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1" draw:style-name="a355" draw:master-page-name="Master1-Layout2-obj-Titre-et-contenu" presentation:presentation-page-layout-name="Master1-PPL2" draw:id="Slide-266">
        <draw:frame draw:id="id73" draw:style-name="a356" draw:name="Image 2" svg:x="0in" svg:y="0in" svg:width="13.33333in" svg:height="7.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2" draw:style-name="a357" draw:master-page-name="Master1-Layout2-obj-Titre-et-contenu" presentation:presentation-page-layout-name="Master1-PPL2" draw:id="Slide-267">
        <draw:frame draw:id="id74" draw:style-name="a358" draw:name="Image 4" svg:x="0in" svg:y="-0.06667in" svg:width="13.33333in" svg:height="7.56667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3" draw:style-name="a359" draw:master-page-name="Master1-Layout2-obj-Titre-et-contenu" presentation:presentation-page-layout-name="Master1-PPL2" draw:id="Slide-268">
        <draw:frame draw:id="id75" draw:style-name="a360" draw:name="Image 2" svg:x="0in" svg:y="0in" svg:width="13.33333in" svg:height="7.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4" draw:style-name="a361" draw:master-page-name="Master1-Layout2-obj-Titre-et-contenu" presentation:presentation-page-layout-name="Master1-PPL2" draw:id="Slide-269">
        <draw:frame draw:id="id76" draw:style-name="a362" draw:name="Image 2" svg:x="0in" svg:y="0in" svg:width="13.33333in" svg:height="7.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6" draw:style-name="a363" draw:master-page-name="Master1-Layout2-obj-Titre-et-contenu" presentation:presentation-page-layout-name="Master1-PPL2" draw:id="Slide-271">
        <draw:frame draw:id="id77" draw:style-name="a364" draw:name="Image 2" svg:x="0in" svg:y="0in" svg:width="13.33333in" svg:height="7.5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5" draw:style-name="a365" draw:master-page-name="Master1-Layout2-obj-Titre-et-contenu" presentation:presentation-page-layout-name="Master1-PPL2" draw:id="Slide-270">
        <draw:frame draw:id="id78" draw:style-name="a366" draw:name="Image 2" svg:x="0in" svg:y="0in" svg:width="13.33333in" svg:height="7.5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7" draw:style-name="a367" draw:master-page-name="Master1-Layout2-obj-Titre-et-contenu" presentation:presentation-page-layout-name="Master1-PPL2" draw:id="Slide-272">
        <draw:frame draw:id="id79" draw:style-name="a368" draw:name="Image 3" svg:x="0in" svg:y="0in" svg:width="13.33333in" svg:height="7.5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18" draw:style-name="a369" draw:master-page-name="Master1-Layout2-obj-Titre-et-contenu" presentation:presentation-page-layout-name="Master1-PPL2" draw:id="Slide-273">
        <draw:frame draw:id="id80" draw:style-name="a370" draw:name="Image 3" svg:x="0in" svg:y="0in" svg:width="13.33333in" svg:height="7.5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9" draw:style-name="a371" draw:master-page-name="Master1-Layout2-obj-Titre-et-contenu" presentation:presentation-page-layout-name="Master1-PPL2" draw:id="Slide-274">
        <draw:frame draw:id="id81" draw:style-name="a372" draw:name="Image 3" svg:x="0in" svg:y="0in" svg:width="13.33333in" svg:height="7.5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20" draw:style-name="a373" draw:master-page-name="Master1-Layout2-obj-Titre-et-contenu" presentation:presentation-page-layout-name="Master1-PPL2" draw:id="Slide-275">
        <draw:frame draw:id="id82" draw:style-name="a374" draw:name="Image 3" svg:x="0in" svg:y="0in" svg:width="13.33333in" svg:height="7.5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1" draw:style-name="a375" draw:master-page-name="Master1-Layout2-obj-Titre-et-contenu" presentation:presentation-page-layout-name="Master1-PPL2" draw:id="Slide-276">
        <draw:frame draw:id="id83" draw:style-name="a376" draw:name="Image 2" svg:x="0in" svg:y="0in" svg:width="13.33333in" svg:height="7.5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22" draw:style-name="a377" draw:master-page-name="Master1-Layout2-obj-Titre-et-contenu" presentation:presentation-page-layout-name="Master1-PPL2" draw:id="Slide-277">
        <draw:frame draw:id="id84" draw:style-name="a378" draw:name="Image 2" svg:x="0in" svg:y="0in" svg:width="13.25556in" svg:height="7.5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27" draw:style-name="a379" draw:master-page-name="Master1-Layout2-obj-Titre-et-contenu" presentation:presentation-page-layout-name="Master1-PPL2" draw:id="Slide-282">
        <draw:frame draw:id="id85" draw:style-name="a380" draw:name="Image 3" svg:x="0in" svg:y="0in" svg:width="13.33333in" svg:height="7.5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23" draw:style-name="a381" draw:master-page-name="Master1-Layout2-obj-Titre-et-contenu" presentation:presentation-page-layout-name="Master1-PPL2" draw:id="Slide-278">
        <draw:frame draw:id="id86" draw:style-name="a382" draw:name="Image 3" svg:x="0in" svg:y="0in" svg:width="13.33333in" svg:height="7.5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24" draw:style-name="a383" draw:master-page-name="Master1-Layout2-obj-Titre-et-contenu" presentation:presentation-page-layout-name="Master1-PPL2" draw:id="Slide-279">
        <draw:frame draw:id="id87" draw:style-name="a384" draw:name="Image 3" svg:x="0in" svg:y="0in" svg:width="13.33333in" svg:height="7.5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25" draw:style-name="a385" draw:master-page-name="Master1-Layout2-obj-Titre-et-contenu" presentation:presentation-page-layout-name="Master1-PPL2" draw:id="Slide-280">
        <draw:frame draw:id="id88" draw:style-name="a386" draw:name="Image 3" svg:x="0in" svg:y="0in" svg:width="13.33333in" svg:height="7.5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26" draw:style-name="a387" draw:master-page-name="Master1-Layout2-obj-Titre-et-contenu" presentation:presentation-page-layout-name="Master1-PPL2" draw:id="Slide-281">
        <draw:frame draw:id="id89" draw:style-name="a388" draw:name="Image 2" svg:x="0in" svg:y="0in" svg:width="13.33333in" svg:height="7.5in" style:rel-width="scale" style:rel-height="scale">
          <draw:image xlink:href="media/image2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/12/2022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3/12/2022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/12/2022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3/12/2022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3/12/2022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3/12/2022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3/12/2022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3/12/2022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3/12/2022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3/12/2022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3/12/2022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3/12/2022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Thibaut Lefrancois</meta:initial-creator>
    <dc:creator>Thibaut Lefrancois</dc:creator>
    <meta:creation-date>2022-12-13T07:01:10Z</meta:creation-date>
    <dc:date>2022-12-13T08:04:37Z</dc:date>
    <meta:editing-cycles>1</meta:editing-cycles>
    <meta:editing-duration>PT1300S</meta:editing-duration>
    <meta:document-statistic meta:paragraph-count="0" meta:word-count="0"/>
  </office:meta>
</office:document-meta>
</file>